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ackground-color="#dddddd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ackground-color="#b2b2b2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ackground-color="#666666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ackground-color="#333333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666666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3333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8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0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5983b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ackground-color="#ff80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a933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ff0000" fo:padding="0.3cm" style:vertical-align="middle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or_image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_lng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table:formula="of:= &quot;[![&quot; &amp; [.A2] &amp; &quot;](images/part_&quot; &amp; [.A2] &amp; &quot;_140.jpg)](images/part_&quot; &amp; [.A2] &amp; &quot;.jpg) &quot;" office:value-type="string" office:string-value="[![u1](images/part_u1_140.jpg)](images/part_u1.jpg) " calcext:value-type="string">
            <text:p>[![u1](images/part_u1_140.jpg)](images/part_u1.jpg) </text:p>
          </table:table-cell>
          <table:table-cell table:style-name="ce2"/>
          <table:table-cell table:style-name="ce2" office:value-type="string" calcext:value-type="string">
            <text:p>battery management ic</text:p>
          </table:table-cell>
          <table:table-cell table:style-name="ce2" office:value-type="string" calcext:value-type="string">
            <text:p>battery management ic chiplink tech cl4056d</text:p>
          </table:table-cell>
          <table:table-cell table:style-name="ce1" office:value-type="string" calcext:value-type="string">
            <text:p>cl4056d</text:p>
          </table:table-cell>
          <table:table-cell office:value-type="string" calcext:value-type="string">
            <text:p>C2920852</text:p>
          </table:table-cell>
          <table:table-cell office:value-type="string" calcext:value-type="string">
            <text:p><text:a xlink:href="https://jlcpcb.com/partdetail/ChipLinkTech-CL4056D/C2920852" xlink:type="simple">https://jlcpcb.com/partdetail/ChipLinkTech-CL4056D/C2920852</text:a>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table:formula="of:= &quot;[![&quot; &amp; [.A3] &amp; &quot;](images/part_&quot; &amp; [.A3] &amp; &quot;_140.jpg)](images/part_&quot; &amp; [.A3] &amp; &quot;.jpg) &quot;" office:value-type="string" office:string-value="[![u7](images/part_u7_140.jpg)](images/part_u7.jpg) " calcext:value-type="string">
            <text:p>[![u7](images/part_u7_140.jpg)](images/part_u7.jpg) </text:p>
          </table:table-cell>
          <table:table-cell table:style-name="ce2"/>
          <table:table-cell table:style-name="ce2" office:value-type="string" calcext:value-type="string">
            <text:p>dual h bridge driver</text:p>
          </table:table-cell>
          <table:table-cell table:style-name="ce2" office:value-type="string" calcext:value-type="string">
            <text:p>dual h bridge driver sa8833c pinout compatible with drv8833</text:p>
          </table:table-cell>
          <table:table-cell table:style-name="ce5" office:value-type="string" calcext:value-type="string">
            <text:p>sa8833c</text:p>
          </table:table-cell>
          <table:table-cell office:value-type="string" calcext:value-type="string">
            <text:p>C3681295</text:p>
          </table:table-cell>
          <table:table-cell office:value-type="string" calcext:value-type="string">
            <text:p><text:a xlink:href="https://www.lcsc.com/product-detail/Motor-Driver-ICs_Texas-Instruments-DRV8833PW_C3681295.html" xlink:type="simple">https://www.lcsc.com/product-detail/Motor-Driver-ICs_Texas-Instruments-DRV8833PW_C3681295.html</text:a>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table:formula="of:= &quot;[![&quot; &amp; [.A4] &amp; &quot;](images/part_&quot; &amp; [.A4] &amp; &quot;_140.jpg)](images/part_&quot; &amp; [.A4] &amp; &quot;.jpg) &quot;" office:value-type="string" office:string-value="[![u8](images/part_u8_140.jpg)](images/part_u8.jpg) " calcext:value-type="string">
            <text:p>[![u8](images/part_u8_140.jpg)](images/part_u8.jpg) </text:p>
          </table:table-cell>
          <table:table-cell table:style-name="ce2"/>
          <table:table-cell table:style-name="ce2" office:value-type="string" calcext:value-type="string">
            <text:p>microcontroller</text:p>
          </table:table-cell>
          <table:table-cell table:style-name="ce2" office:value-type="string" calcext:value-type="string">
            <text:p>microcontroller with high current gpio bank yichip yc3121</text:p>
          </table:table-cell>
          <table:table-cell table:style-name="ce1" office:value-type="string" calcext:value-type="string">
            <text:p>YC3121-L</text:p>
          </table:table-cell>
          <table:table-cell office:value-type="string" calcext:value-type="string">
            <text:p>C2916799</text:p>
          </table:table-cell>
          <table:table-cell office:value-type="string" calcext:value-type="string">
            <text:p>https://jlcpcb.com/partdetail/YICHIP-YC3121L/C2916799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u11</text:p>
          </table:table-cell>
          <table:table-cell table:style-name="ce2" table:formula="of:= &quot;[![&quot; &amp; [.A5] &amp; &quot;](images/part_&quot; &amp; [.A5] &amp; &quot;_140.jpg)](images/part_&quot; &amp; [.A5] &amp; &quot;.jpg) &quot;" office:value-type="string" office:string-value="[![u11](images/part_u11_140.jpg)](images/part_u11.jpg) " calcext:value-type="string">
            <text:p>[![u11](images/part_u11_140.jpg)](images/part_u11.jpg) </text:p>
          </table:table-cell>
          <table:table-cell table:style-name="ce2"/>
          <table:table-cell table:style-name="ce2" office:value-type="string" calcext:value-type="string">
            <text:p>rf chip</text:p>
          </table:table-cell>
          <table:table-cell table:style-name="ce2" office:value-type="string" calcext:value-type="string">
            <text:p>rf chip yichip yc5018</text:p>
          </table:table-cell>
          <table:table-cell office:value-type="string" calcext:value-type="string">
            <text:p>YC5018</text:p>
          </table:table-cell>
          <table:table-cell office:value-type="string" calcext:value-type="string">
            <text:p>C2916804</text:p>
          </table:table-cell>
          <table:table-cell office:value-type="string" calcext:value-type="string">
            <text:p><text:a xlink:href="https://jlcpcb.com/partdetail/Yichip-YC5018/C2916804" xlink:type="simple">https://jlcpcb.com/partdetail/Yichip-YC5018/C2916804</text:a></text:p>
          </table:table-cell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number-columns-repeated="3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6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7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8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9"/>
          <table:table-cell table:number-columns-repeated="2"/>
          <table:table-cell table:style-name="ce2" table:number-columns-repeated="16376"/>
        </table:table-row>
        <table:table-row table:style-name="ro1" table:number-rows-repeated="3">
          <table:table-cell table:style-name="ce2" table:number-columns-repeated="5"/>
          <table:table-cell table:style-name="ce10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1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2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3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4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5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6"/>
          <table:table-cell table:number-columns-repeated="2"/>
          <table:table-cell table:style-name="ce2" table:number-columns-repeated="16376"/>
        </table:table-row>
        <table:table-row table:style-name="ro1" table:number-rows-repeated="2">
          <table:table-cell table:style-name="ce2" table:number-columns-repeated="5"/>
          <table:table-cell table:style-name="ce1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7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8"/>
          <table:table-cell table:number-columns-repeated="2"/>
          <table:table-cell table:style-name="ce2" table:number-columns-repeated="16376"/>
        </table:table-row>
        <table:table-row table:style-name="ro1" table:number-rows-repeated="2">
          <table:table-cell table:style-name="ce2" table:number-columns-repeated="5"/>
          <table:table-cell table:style-name="ce16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8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6"/>
          <table:table-cell table:number-columns-repeated="2"/>
          <table:table-cell table:style-name="ce2" table:number-columns-repeated="16376"/>
        </table:table-row>
        <table:table-row table:style-name="ro1">
          <table:table-cell table:style-name="ce2" table:number-columns-repeated="5"/>
          <table:table-cell table:style-name="ce13"/>
          <table:table-cell table:number-columns-repeated="2"/>
          <table:table-cell table:style-name="ce2" table:number-columns-repeated="16376"/>
        </table:table-row>
        <table:table-row table:style-name="ro1" table:number-rows-repeated="65">
          <table:table-cell table:style-name="ce2" table:number-columns-repeated="5"/>
          <table:table-cell table:number-columns-repeated="3"/>
          <table:table-cell table:style-name="ce2" table:number-columns-repeated="16376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6:32:16.5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7T16:34:06.939000000</dc:date>
    <meta:editing-duration>PT3H24M57S</meta:editing-duration>
    <meta:editing-cycles>23</meta:editing-cycles>
    <meta:generator>LibreOffice/7.6.0.3$Windows_X86_64 LibreOffice_project/69edd8b8ebc41d00b4de3915dc82f8f0fc3b6265</meta:generator>
    <meta:document-statistic meta:table-count="1" meta:cell-count="36" meta:object-count="0"/>
  </office:meta>
</office:document-meta>
</file>